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ad0c1" officeooo:paragraph-rsid="001ad0c1" style:font-size-asian="10pt" style:font-size-complex="10pt"/>
    </style:style>
    <style:style style:name="P3" style:family="paragraph" style:parent-style-name="Standard">
      <style:text-properties fo:font-size="10pt" officeooo:rsid="001ad0c1" officeooo:paragraph-rsid="001ad0c1" style:font-size-asian="10pt" style:font-size-complex="10pt"/>
    </style:style>
    <style:style style:name="P4" style:family="paragraph" style:parent-style-name="Standard">
      <style:text-properties fo:font-size="10pt" officeooo:rsid="001ad0c1" officeooo:paragraph-rsid="001ca6ef" style:font-size-asian="10pt" style:font-size-complex="10pt"/>
    </style:style>
    <style:style style:name="P5" style:family="paragraph" style:parent-style-name="Standard">
      <style:text-properties fo:font-size="10pt" officeooo:rsid="001ad0c1" officeooo:paragraph-rsid="001e631c" style:font-size-asian="10pt" style:font-size-complex="10pt"/>
    </style:style>
    <style:style style:name="P6" style:family="paragraph" style:parent-style-name="Standard">
      <style:text-properties fo:font-size="7pt" officeooo:rsid="001ad0c1" officeooo:paragraph-rsid="00200968" style:font-size-asian="7pt" style:font-size-complex="7pt"/>
    </style:style>
    <style:style style:name="T1" style:family="text">
      <style:text-properties officeooo:rsid="001ca6ef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нет-преступление</text:p>
      <text:p text:style-name="P1">Интернет предоставляет широкий спектр возможностей для общения и развития, но, к сожалению, у него есть и своя темная сторона. </text:p>
      <text:p text:style-name="P1">Взломщики, или черные шляпы хакеров, являются компьютерными преступниками, которые используют технологии для выполнения различных преступлений. </text:p>
      <text:p text:style-name="P1">Благодаря своей анонимности интернет также обеспечивает правильную среду для киберсталкинга, онлайн-преследований или злоупотреблений. Широко распространено пиратство-незаконное копирование и распространение защищенного авторским правом программного обеспечения, информации, музыкальных и видеофайлов. Но на сегодняшний день самый распространенный вид преступлений связан с вредоносными программами.</text:p>
      <text:p text:style-name="P1"/>
      <text:p text:style-name="P1">Вредоносное ПО: вирусы, черви, трояны и шпионское ПО</text:p>
      <text:p text:style-name="P1">Вредоносное ПО (вредоносное ПО) - это программное обеспечение, созданное для повреждения или изменения данных компьютера или его операций. </text:p>
      <text:p text:style-name="P1">Вирусы - это программы, распространяющиеся путем присоединения к исполняемым файлам или документам. Некоторые вирусы предназначены для работы в определенное время или в определенную дату, например в пятницу 13-го. Вирус электронной почты распространяется путем отправки его копии всем в адресной книге электронной почты. </text:p>
      <text:p text:style-name="P1">Троянские кони - это вредоносные программы, замаскированные под невинные файлы или встроенные в законное программное обеспечение. После активации они могут воздействовать на компьютер различными способами: некоторые из них просто раздражают, другие более зловещи, создавая черный ход для компьютера, который можно использовать для сбора хранимых данных. </text:p>
      <text:p text:style-name="P1">Шпионское ПО, программное обеспечение, предназначенное для сбора информации с компьютеров в коммерческих или преступных целях, является еще одним примером вредоносного программного обеспечения. Обычно это скрыто в поддельных бесплатных или условно-бесплатных приложениях, загружаемых из Интернета.</text:p>
      <text:p text:style-name="P1"/>
      <text:p text:style-name="P1">Профилактические советы</text:p>
      <text:p text:style-name="P1">Не открывайте вложения электронной почты от неизвестных людей. </text:p>
      <text:p text:style-name="P1">Запустите и обновите антивирусные программы. </text:p>
      <text:p text:style-name="P1">Регулярно делайте резервные копии ваших файлов.</text:p>
      <text:p text:style-name="P1">Избегайте указывать номера кредитных карт. </text:p>
      <text:p text:style-name="P1">Не верь всему, что читаешь в сети.</text:p>
      <text:p text:style-name="P1"/>
      <text:p text:style-name="P2">===================================================================</text:p>
      <text:p text:style-name="P2"/>
      <text:p text:style-name="P2">Online crime</text:p>
      <text:p text:style-name="P2"/>
      <text:p text:style-name="P4">The Internet </text:p>
      <text:p text:style-name="P4">provides a </text:p>
      <text:p text:style-name="P4">wide range </text:p>
      <text:p text:style-name="P4">of opportunities </text:p>
      <text:p text:style-name="P4">for communication </text:p>
      <text:p text:style-name="P4">and development, </text:p>
      <text:p text:style-name="P4">but, unfortunately, </text:p>
      <text:p text:style-name="P4">it has its own </text:p>
      <text:p text:style-name="P4">dark side.</text:p>
      <text:p text:style-name="P4">Burglars, </text:p>
      <text:p text:style-name="P4">or hackers' black hats, </text:p>
      <text:p text:style-name="P4">are computer criminals </text:p>
      <text:p text:style-name="P4">who use technology </text:p>
      <text:p text:style-name="P4">to carry out various crimes.</text:p>
      <text:p text:style-name="P4">Due to its anonymity, </text:p>
      <text:p text:style-name="P4">the Internet also provides </text:p>
      <text:p text:style-name="P4">the right environment for </text:p>
      <text:p text:style-name="P4">cyber stalking, </text:p>
      <text:p text:style-name="P4">online harassment or abuse. </text:p>
      <text:p text:style-name="P4">Widespread piracy </text:p>
      <text:p text:style-name="P4">is the illegal copying </text:p>
      <text:p text:style-name="P4">and distribution of </text:p>
      <text:p text:style-name="P4">copyrighted software, </text:p>
      <text:p text:style-name="P4">information, </text:p>
      <text:p text:style-name="P4">music and video files. </text:p>
      <text:p text:style-name="P4"><text:soft-page-break/>But today, </text:p>
      <text:p text:style-name="P4">the most common type </text:p>
      <text:p text:style-name="P5">of crime is related to </text:p>
      <text:p text:style-name="P5">malware.</text:p>
      <text:p text:style-name="P2"/>
      <text:p text:style-name="P4">Malicious software: </text:p>
      <text:p text:style-name="P5">viruses, worms, </text:p>
      <text:p text:style-name="P5">trojans and spyware</text:p>
      <text:p text:style-name="P4"/>
      <text:p text:style-name="P4"><text:span text:style-name="T2">Malicious software (malware)</text:span> </text:p>
      <text:p text:style-name="P4">is software designed </text:p>
      <text:p text:style-name="P4">to corrupt or modify </text:p>
      <text:p text:style-name="P5">computer data </text:p>
      <text:p text:style-name="P5">or its operations.</text:p>
      <text:p text:style-name="P4"><text:span text:style-name="T2">Viruses</text:span> are programs </text:p>
      <text:p text:style-name="P5">that spread </text:p>
      <text:p text:style-name="P5">by attaching to </text:p>
      <text:p text:style-name="P5">executable files or documents. </text:p>
      <text:p text:style-name="P4">Some viruses are designed </text:p>
      <text:p text:style-name="P4">to run at a specific time or date, </text:p>
      <text:p text:style-name="P4">such as Friday the 13th. </text:p>
      <text:p text:style-name="P4">The email virus is spread </text:p>
      <text:p text:style-name="P4">by sending a copy of it to </text:p>
      <text:p text:style-name="P4">everyone in the email </text:p>
      <text:p text:style-name="P4">address book.</text:p>
      <text:p text:style-name="P4"><text:span text:style-name="T2">Trojan horses</text:span> are malware </text:p>
      <text:p text:style-name="P4">disguised as </text:p>
      <text:p text:style-name="P4">innocent files </text:p>
      <text:p text:style-name="P4">or embedded in </text:p>
      <text:p text:style-name="P4">legitimate software. </text:p>
      <text:p text:style-name="P4">After activation, </text:p>
      <text:p text:style-name="P4">they can affect </text:p>
      <text:p text:style-name="P4">the computer </text:p>
      <text:p text:style-name="P5">in various ways: </text:p>
      <text:p text:style-name="P5">some of them are </text:p>
      <text:p text:style-name="P5">simply annoying, </text:p>
      <text:p text:style-name="P5">others are more sinister, </text:p>
      <text:p text:style-name="P5">creating a back door </text:p>
      <text:p text:style-name="P5">for the computer </text:p>
      <text:p text:style-name="P5">that can be used </text:p>
      <text:p text:style-name="P5">to collect stored data.</text:p>
      <text:p text:style-name="P5"><text:span text:style-name="T2">Spyware</text:span>, </text:p>
      <text:p text:style-name="P5">software designed to </text:p>
      <text:p text:style-name="P5">collect information </text:p>
      <text:p text:style-name="P5">from computers </text:p>
      <text:p text:style-name="P5">for commercial or </text:p>
      <text:p text:style-name="P5">criminal purposes, </text:p>
      <text:p text:style-name="P5">is another example of malware. </text:p>
      <text:p text:style-name="P5">This is usually </text:p>
      <text:p text:style-name="P5">hidden in fake </text:p>
      <text:p text:style-name="P5">freeware or shareware </text:p>
      <text:p text:style-name="P5">applications </text:p>
      <text:p text:style-name="P5">downloaded from the Internet.</text:p>
      <text:p text:style-name="P2"/>
      <text:p text:style-name="P2">Prevention Tips</text:p>
      <text:p text:style-name="P2">Do not open email attachments from unknown people.</text:p>
      <text:p text:style-name="P2">Launch and update antivirus software.</text:p>
      <text:p text:style-name="P2">Back up your files regularly.</text:p>
      <text:p text:style-name="P2">Avoid providing credit card numbers.</text:p>
      <text:p text:style-name="P2">Do not believe everything you read on the net.</text:p>
      <text:p text:style-name="P2"/>
      <text:p text:style-name="P2"/>
      <text:p text:style-name="P2"/>
      <text:p text:style-name="P6"><text:soft-page-break/>Online crime</text:p>
      <text:p text:style-name="P6"/>
      <text:p text:style-name="P6">The Internet </text:p>
      <text:p text:style-name="P6">provides a </text:p>
      <text:p text:style-name="P6">wide range </text:p>
      <text:p text:style-name="P6">of opportunities </text:p>
      <text:p text:style-name="P6">for communication </text:p>
      <text:p text:style-name="P6">and development, </text:p>
      <text:p text:style-name="P6">but, unfortunately, </text:p>
      <text:p text:style-name="P6">it has its own </text:p>
      <text:p text:style-name="P6">dark side.</text:p>
      <text:p text:style-name="P6">Burglars, </text:p>
      <text:p text:style-name="P6">or hackers' black hats, </text:p>
      <text:p text:style-name="P6">are computer criminals </text:p>
      <text:p text:style-name="P6">who use technology </text:p>
      <text:p text:style-name="P6">to carry out various crimes.</text:p>
      <text:p text:style-name="P6">Due to its anonymity, </text:p>
      <text:p text:style-name="P6">the Internet also provides </text:p>
      <text:p text:style-name="P6">the right environment for </text:p>
      <text:p text:style-name="P6">cyber stalking, </text:p>
      <text:p text:style-name="P6">online harassment or abuse. </text:p>
      <text:p text:style-name="P6">Widespread piracy </text:p>
      <text:p text:style-name="P6">is the illegal copying </text:p>
      <text:p text:style-name="P6">and distribution of </text:p>
      <text:p text:style-name="P6">copyrighted software, </text:p>
      <text:p text:style-name="P6">information, </text:p>
      <text:p text:style-name="P6">music and video files. </text:p>
      <text:p text:style-name="P6">But today, </text:p>
      <text:p text:style-name="P6">the most common type </text:p>
      <text:p text:style-name="P6">of crime is related to </text:p>
      <text:p text:style-name="P6">malware.</text:p>
      <text:p text:style-name="P6"/>
      <text:p text:style-name="P6">Malicious software: </text:p>
      <text:p text:style-name="P6">viruses, worms, </text:p>
      <text:p text:style-name="P6">trojans and spyware</text:p>
      <text:p text:style-name="P6"/>
      <text:p text:style-name="P6"><text:span text:style-name="T2">Malicious software (malware)</text:span> </text:p>
      <text:p text:style-name="P6">is software designed </text:p>
      <text:p text:style-name="P6">to corrupt or modify </text:p>
      <text:p text:style-name="P6">computer data </text:p>
      <text:p text:style-name="P6">or its operations.</text:p>
      <text:p text:style-name="P6"><text:span text:style-name="T2">Viruses</text:span> are programs </text:p>
      <text:p text:style-name="P6">that spread </text:p>
      <text:p text:style-name="P6">by attaching to </text:p>
      <text:p text:style-name="P6">executable files or documents. </text:p>
      <text:p text:style-name="P6">Some viruses are designed </text:p>
      <text:p text:style-name="P6">to run at a specific time or date, </text:p>
      <text:p text:style-name="P6">such as Friday the 13th. </text:p>
      <text:p text:style-name="P6">The email virus is spread </text:p>
      <text:p text:style-name="P6">by sending a copy of it to </text:p>
      <text:p text:style-name="P6">everyone in the email </text:p>
      <text:p text:style-name="P6">address book.</text:p>
      <text:p text:style-name="P6"><text:span text:style-name="T2">Trojan horses</text:span> are malware </text:p>
      <text:p text:style-name="P6">disguised as </text:p>
      <text:p text:style-name="P6">innocent files </text:p>
      <text:p text:style-name="P6">or embedded in </text:p>
      <text:p text:style-name="P6">legitimate software. </text:p>
      <text:p text:style-name="P6">After activation, </text:p>
      <text:p text:style-name="P6">they can affect </text:p>
      <text:p text:style-name="P6">the computer </text:p>
      <text:p text:style-name="P6">in various ways: </text:p>
      <text:p text:style-name="P6">some of them are </text:p>
      <text:p text:style-name="P6">simply annoying, </text:p>
      <text:p text:style-name="P6">others are more sinister, </text:p>
      <text:p text:style-name="P6">creating a back door </text:p>
      <text:p text:style-name="P6">for the computer </text:p>
      <text:p text:style-name="P6">that can be used </text:p>
      <text:p text:style-name="P6">to collect stored data.</text:p>
      <text:p text:style-name="P6"><text:span text:style-name="T2">Spyware</text:span>, </text:p>
      <text:p text:style-name="P6">software designed to </text:p>
      <text:p text:style-name="P6">collect information </text:p>
      <text:p text:style-name="P6">from computers </text:p>
      <text:p text:style-name="P6">for commercial or </text:p>
      <text:p text:style-name="P6">criminal purposes, </text:p>
      <text:p text:style-name="P6">is another example of malware. </text:p>
      <text:p text:style-name="P6">This is usually </text:p>
      <text:p text:style-name="P6">hidden in fake </text:p>
      <text:p text:style-name="P6">freeware or shareware </text:p>
      <text:p text:style-name="P6">applications </text:p>
      <text:p text:style-name="P6">downloaded from the Internet.</text:p>
      <text:p text:style-name="P6"/>
      <text:p text:style-name="P6">Prevention Tips</text:p>
      <text:p text:style-name="P6">Do not open email attachments from unknown people.</text:p>
      <text:p text:style-name="P6">Launch and update antivirus software.</text:p>
      <text:p text:style-name="P6">Back up your files regularly.</text:p>
      <text:p text:style-name="P6">Avoid providing credit card numbers.</text:p>
      <text:p text:style-name="P6">Do not believe everything you read on the net.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1:09:10.199106161</meta:creation-date>
    <dc:date>2020-04-10T10:18:28.879326155</dc:date>
    <meta:editing-duration>PT1H35M7S</meta:editing-duration>
    <meta:editing-cycles>4</meta:editing-cycles>
    <meta:generator>LibreOffice/6.0.7.3$Linux_X86_64 LibreOffice_project/00m0$Build-3</meta:generator>
    <meta:print-date>2020-04-10T08:51:18.109600195</meta:print-date>
    <meta:document-statistic meta:table-count="0" meta:image-count="0" meta:object-count="0" meta:page-count="4" meta:paragraph-count="182" meta:word-count="790" meta:character-count="5564" meta:non-whitespace-character-count="4812"/>
  </office:meta>
</office:document-meta>
</file>